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te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amages</text:p>
          </table:table-cell>
          <table:table-cell table:style-name="ce1" office:value-type="string">
            <text:p>defense</text:p>
          </table:table-cell>
        </table:table-row>
        <table:table-row table:style-name="ro1">
          <table:table-cell office:value-type="string">
            <text:p>Sword</text:p>
          </table:table-cell>
          <table:table-cell office:value-type="string">
            <text:p>Iron Sword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ow</text:p>
          </table:table-cell>
          <table:table-cell office:value-type="string">
            <text:p>Hunter Bow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Shield</text:p>
          </table:table-cell>
          <table:table-cell office:value-type="string">
            <text:p>Copper Shiel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elmet</text:p>
          </table:table-cell>
          <table:table-cell office:value-type="string">
            <text:p>Steel Helme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2" office:value-type="string">
            <text:p>$EOF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9/07/2012</text:date>, <text:time>14:0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M25S</meta:editing-duration>
    <meta:editing-cycles>4</meta:editing-cycles>
    <meta:generator>OpenOffice.org/3.3$Win32 OpenOffice.org_project/330m20$Build-9567</meta:generator>
    <dc:date>2012-07-09T14:06:26.42</dc:date>
    <dc:creator>N C</dc:creator>
    <meta:document-statistic meta:table-count="1" meta:cell-count="19" meta:object-count="0"/>
    <meta:user-defined meta:name="Info 1"/>
    <meta:user-defined meta:name="Info 2"/>
    <meta:user-defined meta:name="Info 3"/>
    <meta:user-defined meta:name="Info 4"/>
  </office:meta>
</office:document-meta>
</file>